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tyle="italic" style:font-style-asian="italic" style:font-style-complex="italic" fo:font-size="20pt" style:font-size-asian="20pt" style:font-size-complex="20pt"/>
    </style:style>
    <style:style style:name="P3" style:parent-style-name="Standard" style:family="paragraph">
      <style:paragraph-properties fo:margin-top="0.7875in"/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" style:parent-style-name="Bekezdésalapbetűtípusa" style:family="text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Követelmény specifikáció</text:p>
      <text:p text:style-name="P2">The Snail Sale</text:p>
      <text:p text:style-name="P3">1. Vezetői összefoglaló</text:p>
      <text:p text:style-name="Standard"><text:tab/>Megbízzük Önöket, hogy hozzanak létre egy, áruk és egyéb tárgyak továbbadására használható, szolgáló, online(opcionálisan offline)<text:s/>adatbázishoz csatlakozó, applikációt.</text:p>
      <text:p text:style-name="Standard"><text:s text:c="4"/>Az applikáció elsődleges célja és feladata, a vásárlók által keresett termékek megjelenítése, és lehetőség biztosítása a megkeresett és kiválasztott árucikkek megvásárlására. Keresési lehetőséggel rendelkezzen, minden az applikációval rendelkező személy. Vásárláshoz, csak és kizárólag regisztrált felhasználóknak legyenek jogaik. Így a programban legyen lehetőség a bejelentkezésre, illetve a termékek közötti keresésre, illetve a regisztrációra.</text:p>
      <text:p text:style-name="Standard"><text:tab/>Keresni legalább név, érték, valamint név és érték alapján lehessen az adatbázisban szereplő termékek között. A kereső felület a főoldalon mindig legyen látható, a megkeresett és megjelenített termékektől balra, egy kis oszlopban elhelyezve, ahol a keresési lehetőségek legyenek láthatóak.</text:p>
      <text:p text:style-name="Standard"><text:tab/>Az ablak közepén legyen látható a felhasználó által kikeresett termék, illetve a termékről az adatbázisban tárolt információk.</text:p>
      <text:p text:style-name="Standard"><text:tab/>A megjelenített árucikktől jobbra, legyen elhelyezve a vásárlást megkezdő gomb ami megjeleníti az ehhez szükséges<text:s/>felületet.</text:p>
      <text:p text:style-name="Standard"><text:tab/>Jobb oldalt legyen elhelyezve egy esetlegesen a későbbi verziókba tervezett, termék értékelő, ahol csak és kizárólag a regisztrált felhasználók, egytől ötig tudják értékelni az adott terméket.</text:p>
      <text:p text:style-name="Standard"><text:tab/>Mind jobb és bal oldalt a felhasználói felület alatt legyen hely, esetleges reklámfelületnek, egy-egy kép formájában. Ide a képek majd később kerülnek elhelyezésre, miután megvásárolták a reklámfelületeket.</text:p>
      <text:p text:style-name="Standard"><text:tab/>A regisztrációs felületen, kell hogy legyen lehetősége a felhasználónak beírnia a kívánt, de egyedi felhasználónevét, és jelszavát. A jelszó ne legyen látható a beíráskor, illetve titkosítva kell, hogy legyenek eltárolva az adatbázisban.</text:p>
      <text:p text:style-name="Standard"><text:tab/>A bejelentkezési felületen, legyen lehetősége felhasználónak beírnia a saját és helyes felhasználónevét, és az ehhez tartozó jelszavát. A jelszó ne legyen látható a beíráskor.</text:p>
      <text:p text:style-name="Standard"><text:tab/>Vásárlás esetén a felhasználó lássa melyik terméket választotta ki megvásárlásra, annak minden adatával együtt. A vásárláshoz szükséges adatok: név, lakcím, telefonszám, fizetési módszer. A kért adatok beírása után legyen lehetőség ezeknek az ellenőrzésére, és miután a vásárló mindent rendben talált, legyen elmentve a rendelés az adatbázisba. A rendelés rögítése után a vásárló kapjon egy a csomag követéséhez használható kódot, ami legyen a vásárlás mellé rögzítve az adatbázisban is.</text:p>
      <text:p text:style-name="Standard"><text:tab/>Az adatbázisban tárolandó adatok a termékekről: név, érték, esetleges lejárati idő, eladó neve, készleten levő mennyiség, kategória.</text:p>
      <text:p text:style-name="Standard"><text:tab/>Az adatbázisban tárolandó adatok a felhasználókról:felhasználónév, titkosított jelszó, id.</text:p>
      <text:p text:style-name="Standard"><text:tab/>Az adatbázisban tárolandó adatok a vásárlásról:vásárló neve, felhasználó neve, lakcím, telefonszám, e-mail cím, vásárlás azonosítására<text:s/><text:soft-page-break/>alkalmas azonosító, vásárolt termék(ek).<text:line-break/><text:tab/>Az adatbázis tartalma még változhat!</text:p>
      <text:p text:style-name="P4">2. Jelenlegi helyzet</text:p>
      <text:p text:style-name="Standard">Jelenleg nincs lehetőség a tárgyak továbbadására,</text:p>
      <text:p text:style-name="Standard">forgalmazására. A bolt kevés embert ér el személyesen,</text:p>
      <text:p text:style-name="Standard">nincs lehetősége nagy tömegeket elérni.</text:p>
      <text:p text:style-name="Standard">Reklámozni többnyire szórólapon lehetséges, de<text:s/></text:p>
      <text:p text:style-name="Standard">a vásárlókat ez is csak a boltba navigálhatja.</text:p>
      <text:p text:style-name="Standard">Az ide látogatók nem látják milyen termékek fogják fogadni</text:p>
      <text:p text:style-name="Standard">őket, nem tudják mire számítsanak mielőtt a boltba</text:p>
      <text:p text:style-name="Standard">érkeznének.<text:s/></text:p>
      <text:p text:style-name="Standard">A távolról érkező, vásárolni kívánóknak az utazás sok</text:p>
      <text:p text:style-name="Standard">időt elvehet az idejükből, így dönthetnek amelett, hogy</text:p>
      <text:p text:style-name="Standard">a kívánt terméket más forrásból vásárolják meg.<text:s/></text:p>
      <text:p text:style-name="Standard">Az üzlet nyitvatartás szempontjából sem előnyös,</text:p>
      <text:p text:style-name="Standard">ha nincs online/offline elérhetőség, hiszen több<text:s/></text:p>
      <text:p text:style-name="Standard">eladóra, dolgozóra van szükség ahhoz, hogy minél<text:s/></text:p>
      <text:p text:style-name="Standard">inkább lefedje az elérhetőség a vásárlók életét.</text:p>
      <text:p text:style-name="Standard">A nézelődni kívánó embereknek is időt spórolhatnánk,</text:p>
      <text:p text:style-name="Standard">ugyanis könnyebben és gördülékenyebben meg lehet</text:p>
      <text:p text:style-name="Standard">találni egy terméket online. Nincs szükség fizikálisan</text:p>
      <text:p text:style-name="Standard">a helyszínen tartózkodni, átnézni az árukészletet,<text:s/></text:p>
      <text:p text:style-name="Standard">esetleg az alkalmazottaknak sem szükséges pontosan</text:p>
      <text:p text:style-name="Standard">körbeírni az árukkal kapcsolatos információkat.</text:p>
      <text:p text:style-name="Standard">(pl.: mennyi van belőle)</text:p>
      <text:p text:style-name="P5">3. Vágyálom<text:s/>rendszer</text:p>
      <text:p text:style-name="P6">4. Jelenlegi üzleti folyamatok</text:p>
      <text:p text:style-name="Standard"><text:span text:style-name="T7">5. Igényelt üzleti folyamato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6.693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velin Nagy</dc:creator>
    <meta:creation-date>2009-04-16T11:32:00Z</meta:creation-date>
    <dc:date>2019-10-20T21:29:00Z</dc:date>
    <meta:template xlink:href="Normal" xlink:type="simple"/>
    <meta:editing-cycles>42</meta:editing-cycles>
    <meta:editing-duration>PT15780S</meta:editing-duration>
    <meta:user-defined meta:name="Info 1"/>
    <meta:user-defined meta:name="Info 2"/>
    <meta:user-defined meta:name="Info 3"/>
    <meta:user-defined meta:name="Info 4"/>
    <meta:document-statistic meta:page-count="2" meta:paragraph-count="8" meta:word-count="523" meta:character-count="4127" meta:row-count="30" meta:non-whitespace-character-count="3612"/>
  </office:meta>
</office:document-meta>
</file>